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06" calcext:value-type="float">
            <text:p>5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8">00/00/0000</text:date>, <text:time style:data-style-name="N2" text:time-value="08:03:13.9474759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1-04-28T08:04:26.706998386</dc:date>
    <dc:creator>Jesus Castagnetto</dc:creator>
    <meta:editing-duration>P5DT21H29M46S</meta:editing-duration>
    <meta:editing-cycles>603</meta:editing-cycles>
    <meta:generator>LibreOffice/7.1.2.2$Linux_X86_64 LibreOffice_project/10$Build-2</meta:generator>
    <meta:document-statistic meta:table-count="1" meta:cell-count="4070" meta:object-count="0"/>
  </office:meta>
</office:document-meta>
</file>